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officeooo:rsid="0013e35d" officeooo:paragraph-rsid="0013e35d"/>
    </style:style>
    <style:style style:name="P6" style:family="paragraph" style:parent-style-name="Standard">
      <style:paragraph-properties fo:text-align="justify" style:justify-single-word="false"/>
      <style:text-properties officeooo:rsid="0013e35d" officeooo:paragraph-rsid="0013e35d"/>
    </style:style>
    <style:style style:name="P7" style:family="paragraph" style:parent-style-name="Standard">
      <style:paragraph-properties fo:text-align="justify" style:justify-single-word="false"/>
      <style:text-properties officeooo:rsid="00151aca" officeooo:paragraph-rsid="00151aca"/>
    </style:style>
    <style:style style:name="P8" style:family="paragraph" style:parent-style-name="Standard">
      <style:paragraph-properties fo:text-align="justify" style:justify-single-word="false"/>
      <style:text-properties officeooo:rsid="0013e35d" officeooo:paragraph-rsid="0013e35d"/>
    </style:style>
    <style:style style:name="P9" style:family="paragraph" style:parent-style-name="Standard">
      <style:paragraph-properties fo:text-align="justify" style:justify-single-word="false"/>
      <style:text-properties officeooo:rsid="001669e1" officeooo:paragraph-rsid="001669e1"/>
    </style:style>
    <style:style style:name="P10" style:family="paragraph" style:parent-style-name="Standard">
      <style:paragraph-properties fo:text-align="justify" style:justify-single-word="false"/>
      <style:text-properties officeooo:rsid="0016084d" officeooo:paragraph-rsid="0016084d"/>
    </style:style>
    <style:style style:name="P11" style:family="paragraph" style:parent-style-name="Standard">
      <style:paragraph-properties fo:text-align="justify" style:justify-single-word="false"/>
      <style:text-properties officeooo:rsid="001706f6" officeooo:paragraph-rsid="001706f6"/>
    </style:style>
    <style:style style:name="P12" style:family="paragraph" style:parent-style-name="Standard">
      <style:paragraph-properties fo:text-align="justify" style:justify-single-word="false"/>
      <style:text-properties officeooo:rsid="0018ca0f" officeooo:paragraph-rsid="0018ca0f"/>
    </style:style>
    <style:style style:name="P13" style:family="paragraph" style:parent-style-name="Standard">
      <style:paragraph-properties fo:text-align="justify" style:justify-single-word="false"/>
      <style:text-properties officeooo:paragraph-rsid="001a5b9c"/>
    </style:style>
    <style:style style:name="P14" style:family="paragraph" style:parent-style-name="Standard">
      <style:paragraph-properties fo:text-align="justify" style:justify-single-word="false"/>
      <style:text-properties officeooo:rsid="001e1ef8" officeooo:paragraph-rsid="001e1ef8"/>
    </style:style>
    <style:style style:name="P15" style:family="paragraph" style:parent-style-name="Standard">
      <style:paragraph-properties fo:text-align="justify" style:justify-single-word="false"/>
      <style:text-properties officeooo:rsid="001e9136" officeooo:paragraph-rsid="001e9136"/>
    </style:style>
    <style:style style:name="P16" style:family="paragraph" style:parent-style-name="Text_20_body">
      <style:paragraph-properties fo:text-align="justify" style:justify-single-word="false"/>
      <style:text-properties officeooo:paragraph-rsid="001b0bbc"/>
    </style:style>
    <style:style style:name="P17" style:family="paragraph" style:parent-style-name="Text_20_body">
      <style:paragraph-properties fo:text-align="justify" style:justify-single-word="false"/>
      <style:text-properties officeooo:paragraph-rsid="001e9e19"/>
    </style:style>
    <style:style style:name="P18" style:family="paragraph" style:parent-style-name="Text_20_body">
      <style:paragraph-properties fo:text-align="justify" style:justify-single-word="false"/>
      <style:text-properties officeooo:rsid="001cb98a" officeooo:paragraph-rsid="001cb98a"/>
    </style:style>
    <style:style style:name="P19" style:family="paragraph" style:parent-style-name="Text_20_body">
      <style:paragraph-properties fo:text-align="justify" style:justify-single-word="false"/>
      <style:text-properties officeooo:rsid="001e9e19" officeooo:paragraph-rsid="001e9e19"/>
    </style:style>
    <style:style style:name="P20" style:family="paragraph" style:parent-style-name="Text_20_body">
      <style:paragraph-properties fo:text-align="justify" style:justify-single-word="false"/>
      <style:text-properties officeooo:rsid="0020017d" officeooo:paragraph-rsid="0020017d"/>
    </style:style>
    <style:style style:name="P21" style:family="paragraph" style:parent-style-name="Heading_20_2">
      <style:text-properties officeooo:paragraph-rsid="00155fdc"/>
    </style:style>
    <style:style style:name="P22" style:family="paragraph" style:parent-style-name="Heading_20_2">
      <style:paragraph-properties fo:text-align="center" style:justify-single-word="false"/>
      <style:text-properties officeooo:rsid="001b0bbc" officeooo:paragraph-rsid="001b0bbc"/>
    </style:style>
    <style:style style:name="P23" style:family="paragraph" style:parent-style-name="Heading_20_2">
      <style:paragraph-properties fo:text-align="center" style:justify-single-word="false"/>
      <style:text-properties officeooo:rsid="001e9136" officeooo:paragraph-rsid="001e9136"/>
    </style:style>
    <style:style style:name="T1" style:family="text">
      <style:text-properties officeooo:rsid="0013e35d"/>
    </style:style>
    <style:style style:name="T2" style:family="text">
      <style:text-properties fo:font-weight="bold" style:font-weight-asian="bold" style:font-weight-complex="bold"/>
    </style:style>
    <style:style style:name="T3" style:family="text">
      <style:text-properties fo:font-weight="bold" officeooo:rsid="00155fdc" style:font-weight-asian="bold" style:font-weight-complex="bold"/>
    </style:style>
    <style:style style:name="T4" style:family="text">
      <style:text-properties officeooo:rsid="00151aca"/>
    </style:style>
    <style:style style:name="T5" style:family="text">
      <style:text-properties officeooo:rsid="00155fdc"/>
    </style:style>
    <style:style style:name="T6" style:family="text">
      <style:text-properties officeooo:rsid="001706f6"/>
    </style:style>
    <style:style style:name="T7" style:family="text">
      <style:text-properties officeooo:rsid="0018ca0f"/>
    </style:style>
    <style:style style:name="T8" style:family="text">
      <style:text-properties officeooo:rsid="001a5b9c"/>
    </style:style>
    <style:style style:name="T9" style:family="text">
      <style:text-properties officeooo:rsid="001e9136"/>
    </style:style>
    <style:style style:name="T10" style:family="text">
      <style:text-properties officeooo:rsid="001e9e19"/>
    </style:style>
    <style:style style:name="T11" style:family="text">
      <style:text-properties officeooo:rsid="0020017d"/>
    </style:style>
    <style:style style:name="T12" style:family="text">
      <style:text-properties officeooo:rsid="002155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text:span text:style-name="T1">Segmentation automatique par analyse d'histogramme</text:span></text:p>
      <text:p text:style-name="P4"/>
      <text:p text:style-name="P2"/>
      <text:p text:style-name="P2"/>
      <text:p text:style-name="Standard"><text:tab/>Durant ce TP,…. <text:span text:style-name="T1">INTRO</text:span></text:p>
      <text:p text:style-name="Standard"/>
      <text:p text:style-name="Standard"/>
      <text:p text:style-name="Standard"/>
      <text:p text:style-name="Standard"/>
      <text:h text:style-name="Heading_20_1" text:outline-level="1">1. Binarisation par Règle de Bayes</text:h>
      <text:p text:style-name="P5"/>
      <text:h text:style-name="Heading_20_2" text:outline-level="2"><text:tab/><text:span text:style-name="T2">Q1. Seuillage fixe</text:span></text:h>
      <text:p text:style-name="P5"><text:tab/><text:tab/></text:p>
      <text:p text:style-name="Text_20_body"><text:tab/>L'argument seuil correspond au seuil de binarisation de l'image. Cet argument permet de transformer une image en niveau de gris, en image en noir et blanc. Ce seuil fonctionne de la manière suivante : les pixels dont le niveau de gris est supérieur au seuil sont mis à 1 et ceux inférieur à 0. Si le seuil est à 0, nous obtiendrons une image toute blanche. Par contre, si il est à 1, l'image obtenu sera noire. </text:p>
      <text:p text:style-name="Text_20_body">Mettre les 3 images 0,5, <text:s text:c="2"/>0,55, <text:s text:c="2"/>0,60 de seuil.</text:p>
      <text:p text:style-name="Text_20_body"><text:tab/>Pour l'image proposée, nous n'arrivons pas à obtenir une binarisaion parfaite. Pour le premier seuil, celui de 0,5, nous obtenons trop de points blancs dans le carré noir. Pour le troisieme, nous obtenons un constat opposé, il y a beaucoup trop de points noirs dans le carré blanc. Enfin, pour la seconde image, nous obtenons une meilleur binarisation mais elle n'est toujours pas parfaite car il reste du bruit dans l'image : des points blancs et des points noirs dans les carrés <text:s/>noir et blanc. Cela s'explique par le fait qu'il existe des points de niveaux de gris équivalent dans les deux parties de l'image. <text:s/></text:p>
      <text:p text:style-name="P6"/>
      <text:p text:style-name="P6"/>
      <text:h text:style-name="P21" text:outline-level="2"><text:tab/><text:span text:style-name="T5">Q2. Seuillage automatique (Bayes) – Probabilité a priori des classes</text:span></text:h>
      <text:p text:style-name="P6"/>
      <text:p text:style-name="code">nbins &lt;- 256</text:p>
      <text:p text:style-name="code">h1 &lt;- hist (as.vector (omega1), freq=FALSE, breaks = seq (0, 1, 1 / nbins))</text:p>
      <text:p text:style-name="code">p_omega1= sum(h1$counts[0:255])/ sum(h$counts[0:255])</text:p>
      <text:p text:style-name="code"/>
      <text:p text:style-name="code">h2 &lt;- hist (as.vector (omega2), freq=FALSE, breaks = seq (0, 1, 1 / nbins))</text:p>
      <text:p text:style-name="code">p_omega2= sum(h2$counts[0:255])/ sum(h$counts[0:255])</text:p>
      <text:p text:style-name="P6"/>
      <text:p text:style-name="P9"><text:soft-page-break/>Avec le code ci-dessus, nous obtenons une probabilité P(omega1) = 0.57 et P(omega2) = 0.43</text:p>
      <text:p text:style-name="P6"/>
      <text:p text:style-name="P6"/>
      <text:p text:style-name="P6"/>
      <text:p text:style-name="P9">EN DESSOUS → FAUX on cherche les proba, pas le seuil</text:p>
      <text:p text:style-name="P6"><text:tab/><text:span text:style-name="T4">Pour l'image omega1 nous trouvons un seuil de 0,43, en testant ce seuil, on se rend compte que l'image est totalement blanche. On a bien enlever le bruit de l'image en trouvant le meilleur seuil possible. </text:span></text:p>
      <text:p text:style-name="P6"><text:tab/><text:span text:style-name="T4">Pour l'image omega2, le meilleur seuil trouvé est 0,57. Par contre, nous constatons qu'avec ce seuil, il y a toujours un peu de bruit.</text:span></text:p>
      <text:p text:style-name="P6"/>
      <text:p text:style-name="P7">Illuster la reponse avec les deux screens. <text:span text:style-name="T5">A faire. </text:span></text:p>
      <text:p text:style-name="P7"/>
      <text:p text:style-name="P7"/>
      <text:h text:style-name="P21" text:outline-level="2"><text:tab/><text:span text:style-name="T2">Q</text:span><text:span text:style-name="T3">3</text:span><text:span text:style-name="T2">. Seuillage automatique (Bayes) – Probabilité conditionnelle</text:span></text:h>
      <text:p text:style-name="P6"><text:tab/></text:p>
      <text:p text:style-name="code">pi141 = h$counts[142]/sum(h$counts[0:255])</text:p>
      <text:p text:style-name="code">pomega1141 = h1$counts[142]/sum(h$counts[0:255])</text:p>
      <text:p text:style-name="code">pomega2141 = h2$counts[142]/sum(h$counts[0:255])</text:p>
      <text:p text:style-name="P6"/>
      <text:p text:style-name="P12">Nombres de pixels caractérisés par le niveau de gris 141 <text:span text:style-name="T8">dans l'image</text:span> : </text:p>
      <text:p text:style-name="P13"><text:span text:style-name="T7">I = </text:span><text:bookmark text:name="rstudio_console_output2"/>h$counts[142]<text:span text:style-name="T7"> = 118</text:span></text:p>
      <text:p text:style-name="P13"><text:span text:style-name="T7">omega1</text:span> = <text:bookmark text:name="rstudio_console_output"/>h1$counts[142] = 51</text:p>
      <text:p text:style-name="P13">omega2 = <text:bookmark text:name="rstudio_console_output1"/>h2$counts[142] =<text:span text:style-name="T7"> 67</text:span></text:p>
      <text:p text:style-name="P6"/>
      <text:p text:style-name="P6"/>
      <text:p text:style-name="P12">Probabilité pour un pixel caractérisé par le niveau de gris 141 d'être dans une image   : </text:p>
      <text:p text:style-name="P12"/>
      <text:p text:style-name="P10"><text:span text:style-name="T6">P(141/I) = </text:span>0,0118</text:p>
      <text:p text:style-name="P11">P(141/omega1) = 0.0051</text:p>
      <text:p text:style-name="P11">P(141/omega2) = 0.0067</text:p>
      <text:p text:style-name="P11"/>
      <text:h text:style-name="P22" text:outline-level="2">Q4. Seuillage automatique (Bayes) – probabilité d'erreur</text:h>
      <text:p text:style-name="P16"/>
      <text:p text:style-name="P18"><text:tab/>Pour trouver la valeur seuil de binarisation optimale ainsi que le taux d'erreur de classification, nous utilisons le code ci-dessous : </text:p>
      <text:p text:style-name="code"># <text:s/>pour le seuil X calcul de l'erreur d'assignation</text:p>
      <text:p text:style-name="code">somme1 = 0:255</text:p>
      <text:p text:style-name="code">somme2 = 0:255</text:p>
      <text:p text:style-name="code">erreur = 0:255</text:p>
      <text:p text:style-name="code"># recherche du minimum</text:p>
      <text:p text:style-name="code">minimum_erreur = 1;</text:p>
      <text:p text:style-name="code">seuil_minimum_erreur = 0;</text:p>
      <text:p text:style-name="code"/>
      <text:p text:style-name="code">for (X in 1:255) </text:p>
      <text:p text:style-name="code"><text:s text:c="2"/>{</text:p>
      <text:p text:style-name="code"># (\sum_{\mathbf{X} \in \hat{\omega_2}} P(\mathbf{X} / \omega_1). P(\omega_1) <text:s/></text:p>
      <text:p text:style-name="code"><text:s text:c="2"/>somme1[X+1]=sum(h1$density[(X+1):256])/sum(h1$density[1:256])</text:p>
      <text:p text:style-name="code"><text:s text:c="2"/>somme1[X+1]=somme1[X+1]*p_omega1</text:p>
      <text:p text:style-name="code">#\sum_{\mathbf{X} \in \hat{\omega_1}} P(\mathbf{X} <text:s/>/ \omega_2). P(\omega_2) <text:s/></text:p>
      <text:p text:style-name="code"><text:s text:c="2"/>somme2[X+1]=sum(h2$density[1:(X+1)])/sum(h2$density[1:256])</text:p>
      <text:p text:style-name="code"><text:soft-page-break/><text:s text:c="2"/>somme2[X+1]=somme2[X+1]*p_omega2</text:p>
      <text:p text:style-name="code"/>
      <text:p text:style-name="code"><text:s text:c="2"/>erreur[X+1] = somme1[X+1] + somme2[X+1]</text:p>
      <text:p text:style-name="code"># seuil corrrespondant à l'erreur minimale</text:p>
      <text:p text:style-name="code"><text:s text:c="2"/>if (erreur[X+1] &lt; minimum_erreur ) seuil_minimum_erreur = X</text:p>
      <text:p text:style-name="code"><text:s text:c="2"/>if (erreur[X+1] &lt; minimum_erreur ) minimum_erreur = erreur[X+1]</text:p>
      <text:p text:style-name="code"><text:s text:c="2"/>}</text:p>
      <text:p text:style-name="code"/>
      <text:p text:style-name="code">seuil = seuil_minimum_erreur/255 </text:p>
      <text:p text:style-name="code">binaire_Bayes &lt;- (image - seuil) &gt;= 0</text:p>
      <text:p text:style-name="code">display (binaire_Bayes, "image binaire Bayes")</text:p>
      <text:p text:style-name="P11"/>
      <text:p text:style-name="P14">Grâce à ce code, nous obtenons un seuil de binarisation de <text:span text:style-name="T9">139</text:span>, ainsi qu'un taux d'erreur de 0.0481. <text:span text:style-name="T9">Nous obtenons ainsi l'image suivante : </text:span></text:p>
      <text:p text:style-name="P14"/>
      <text:p text:style-name="P15">image Q4</text:p>
      <text:p text:style-name="P15"/>
      <text:h text:style-name="P23" text:outline-level="2">Q5. Extraction de la rég<text:span text:style-name="T10">i</text:span>on représentant le 0 par seuillage automatique (Bayes)</text:h>
      <text:p text:style-name="P17"><text:tab/><text:span text:style-name="T10">Afin de réaliser l' extraction de la région représentant le 0 par seuillage automatique. Nous devons modifier le code en remplaçant le nom des images par celui des images représentant le '0'.</text:span></text:p>
      <text:p text:style-name="P17"><text:tab/><text:span text:style-name="T10">Nous obtenons ainsi un seuil de binarisation de 142 et l'image binarisée suivante : </text:span></text:p>
      <text:p text:style-name="P19">image Q5 <text:span text:style-name="T11">chiffre 0</text:span></text:p>
      <text:p text:style-name="P19"><text:tab/><text:span text:style-name="T12">Dans cette image, on voit clairement le '0' en blanc et le fond en noir, la binarisation est donc convaincante. Cependant, nous constatons encore quelques pixels blanc de bruit sur le fond.</text:span></text:p>
      <text:p text:style-name="P17"><text:tab/><text:span text:style-name="T11">Maintenant, si nous binarison l'image 'rdf-chiffre-1-8bits.png' avec le seuil trouver pour le chiffre zéro, nous obtenons l'image suivantes :</text:span></text:p>
      <text:p text:style-name="P20">imageQ5chiffre1</text:p>
      <text:p text:style-name="P20"><text:tab/><text:span text:style-name="T12">Le résultat de cette binarisation est excellent, il y a très peu de bruit et le chiffre '1' est vraiment reconnaissable.</text:span></text:p>
      <text:p text:style-name="P17"/>
      <text:p text:style-name="P11"/>
      <text:p text:style-name="P6"/>
      <text:p text:style-name="P6">Pour la question 4 à rendre sur moodle avec le pdf la segmentation du chiffre 1. Les instructions R permettant de calculer les occurrences (Q4 et Q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20T18:46:49.711786943</dc:date>
    <meta:editing-duration>PT12H11M44S</meta:editing-duration>
    <meta:editing-cycles>76</meta:editing-cycles>
    <meta:generator>LibreOffice/4.2.8.2$Linux_x86 LibreOffice_project/420m0$Build-2</meta:generator>
    <dc:creator>dimitri </dc:creator>
    <meta:document-statistic meta:table-count="0" meta:image-count="0" meta:object-count="0" meta:page-count="3" meta:paragraph-count="70" meta:word-count="734" meta:character-count="4804" meta:non-whitespace-character-count="4075"/>
  </office:meta>
</office:document-meta>
</file>